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465a" officeooo:paragraph-rsid="0034f85f"/>
    </style:style>
    <style:style style:name="P2" style:family="paragraph" style:parent-style-name="Standard">
      <style:text-properties officeooo:rsid="00278774"/>
    </style:style>
    <style:style style:name="P3" style:family="paragraph" style:parent-style-name="Standard">
      <style:text-properties fo:font-weight="bold" officeooo:rsid="0028fb29" officeooo:paragraph-rsid="0028fb29" style:font-weight-asian="bold" style:font-weight-complex="bold"/>
    </style:style>
    <style:style style:name="P4" style:family="paragraph" style:parent-style-name="Standard">
      <style:text-properties fo:font-weight="bold" officeooo:rsid="002e25e0" officeooo:paragraph-rsid="0028fb29" style:font-weight-asian="bold" style:font-weight-complex="bold"/>
    </style:style>
    <style:style style:name="P5" style:family="paragraph" style:parent-style-name="Standard">
      <style:text-properties officeooo:rsid="0028fb29" officeooo:paragraph-rsid="0028fb29"/>
    </style:style>
    <style:style style:name="P6" style:family="paragraph" style:parent-style-name="Standard">
      <style:text-properties officeooo:rsid="002978cc" officeooo:paragraph-rsid="00304a2b"/>
    </style:style>
    <style:style style:name="P7" style:family="paragraph" style:parent-style-name="Standard">
      <style:text-properties officeooo:rsid="002978cc" officeooo:paragraph-rsid="001b465a"/>
    </style:style>
    <style:style style:name="P8" style:family="paragraph" style:parent-style-name="Standard">
      <style:text-properties officeooo:rsid="003233a9" officeooo:paragraph-rsid="003233a9"/>
    </style:style>
    <style:style style:name="P9" style:family="paragraph" style:parent-style-name="Standard">
      <style:text-properties officeooo:rsid="003311c3" officeooo:paragraph-rsid="003311c3"/>
    </style:style>
    <style:style style:name="P10" style:family="paragraph" style:parent-style-name="Standard">
      <style:text-properties officeooo:rsid="0034f85f" officeooo:paragraph-rsid="0034f85f"/>
    </style:style>
    <style:style style:name="P11" style:family="paragraph" style:parent-style-name="Standard">
      <style:text-properties fo:font-weight="bold" officeooo:rsid="003c2118" officeooo:paragraph-rsid="0043058a" style:font-weight-asian="bold" style:font-weight-complex="bold"/>
    </style:style>
    <style:style style:name="P12" style:family="paragraph" style:parent-style-name="Standard">
      <style:text-properties fo:font-weight="bold" officeooo:rsid="004056a3" officeooo:paragraph-rsid="0043058a" style:font-weight-asian="bold" style:font-weight-complex="bold"/>
    </style:style>
    <style:style style:name="P13" style:family="paragraph" style:parent-style-name="Standard">
      <style:text-properties fo:font-weight="bold" officeooo:rsid="004056a3" officeooo:paragraph-rsid="0044a275" style:font-weight-asian="bold" style:font-weight-complex="bold"/>
    </style:style>
    <style:style style:name="P14" style:family="paragraph" style:parent-style-name="Standard">
      <style:text-properties fo:font-weight="bold" officeooo:rsid="004056a3" officeooo:paragraph-rsid="0046d319" style:font-weight-asian="bold" style:font-weight-complex="bold"/>
    </style:style>
    <style:style style:name="P15" style:family="paragraph" style:parent-style-name="Standard">
      <style:text-properties fo:font-weight="bold" officeooo:rsid="004056a3" officeooo:paragraph-rsid="004ac595" style:font-weight-asian="bold" style:font-weight-complex="bold"/>
    </style:style>
    <style:style style:name="P16" style:family="paragraph" style:parent-style-name="Standard">
      <style:text-properties fo:font-weight="bold" officeooo:rsid="004056a3" officeooo:paragraph-rsid="004b0648" style:font-weight-asian="bold" style:font-weight-complex="bold"/>
    </style:style>
    <style:style style:name="P17" style:family="paragraph" style:parent-style-name="Standard">
      <style:text-properties fo:font-weight="bold" officeooo:rsid="004056a3" officeooo:paragraph-rsid="004e49d5" style:font-weight-asian="bold" style:font-weight-complex="bold"/>
    </style:style>
    <style:style style:name="P18" style:family="paragraph" style:parent-style-name="Standard">
      <style:text-properties fo:font-weight="bold" officeooo:rsid="004056a3" officeooo:paragraph-rsid="0050359e" style:font-weight-asian="bold" style:font-weight-complex="bold"/>
    </style:style>
    <style:style style:name="P19" style:family="paragraph" style:parent-style-name="Standard">
      <style:text-properties fo:font-weight="bold" officeooo:rsid="004056a3" officeooo:paragraph-rsid="0050c9a7" style:font-weight-asian="bold" style:font-weight-complex="bold"/>
    </style:style>
    <style:style style:name="P20" style:family="paragraph" style:parent-style-name="Standard">
      <style:text-properties fo:font-weight="bold" officeooo:rsid="004056a3" officeooo:paragraph-rsid="0051407d" style:font-weight-asian="bold" style:font-weight-complex="bold"/>
    </style:style>
    <style:style style:name="P21" style:family="paragraph" style:parent-style-name="Standard">
      <style:text-properties fo:font-weight="bold" officeooo:rsid="001b465a" officeooo:paragraph-rsid="001b465a" style:font-weight-asian="bold" style:font-weight-complex="bold"/>
    </style:style>
    <style:style style:name="P22" style:family="paragraph" style:parent-style-name="Standard">
      <style:text-properties fo:font-weight="bold" officeooo:paragraph-rsid="0051407d" style:font-weight-asian="bold" style:font-weight-complex="bold"/>
    </style:style>
    <style:style style:name="P23" style:family="paragraph" style:parent-style-name="Standard">
      <style:text-properties fo:font-size="14pt" fo:font-weight="bold" officeooo:rsid="003c2118" officeooo:paragraph-rsid="003c2118" style:font-size-asian="14pt" style:font-weight-asian="bold" style:font-size-complex="14pt" style:font-weight-complex="bold"/>
    </style:style>
    <style:style style:name="P24" style:family="paragraph" style:parent-style-name="Standard">
      <style:text-properties fo:font-size="14pt" fo:font-weight="bold" officeooo:rsid="003e71a8" officeooo:paragraph-rsid="003e71a8" style:font-size-asian="14pt" style:font-weight-asian="bold" style:font-size-complex="14pt" style:font-weight-complex="bold"/>
    </style:style>
    <style:style style:name="P25" style:family="paragraph" style:parent-style-name="Standard">
      <style:text-properties fo:font-size="14pt" fo:font-weight="bold" officeooo:rsid="003e71a8" officeooo:paragraph-rsid="0044a275" style:font-size-asian="14pt" style:font-weight-asian="bold" style:font-size-complex="14pt" style:font-weight-complex="bold"/>
    </style:style>
    <style:style style:name="P26" style:family="paragraph" style:parent-style-name="Standard">
      <style:text-properties fo:font-size="14pt" fo:font-weight="bold" officeooo:rsid="003e71a8" officeooo:paragraph-rsid="0046d319" style:font-size-asian="14pt" style:font-weight-asian="bold" style:font-size-complex="14pt" style:font-weight-complex="bold"/>
    </style:style>
    <style:style style:name="P27" style:family="paragraph" style:parent-style-name="Standard">
      <style:text-properties fo:font-size="14pt" fo:font-weight="bold" officeooo:rsid="003e71a8" officeooo:paragraph-rsid="004ac595" style:font-size-asian="14pt" style:font-weight-asian="bold" style:font-size-complex="14pt" style:font-weight-complex="bold"/>
    </style:style>
    <style:style style:name="P28" style:family="paragraph" style:parent-style-name="Standard">
      <style:text-properties fo:font-size="14pt" fo:font-weight="bold" officeooo:rsid="003e71a8" officeooo:paragraph-rsid="004b0648" style:font-size-asian="14pt" style:font-weight-asian="bold" style:font-size-complex="14pt" style:font-weight-complex="bold"/>
    </style:style>
    <style:style style:name="P29" style:family="paragraph" style:parent-style-name="Standard">
      <style:text-properties fo:font-size="14pt" fo:font-weight="bold" officeooo:rsid="003e71a8" officeooo:paragraph-rsid="004e49d5" style:font-size-asian="14pt" style:font-weight-asian="bold" style:font-size-complex="14pt" style:font-weight-complex="bold"/>
    </style:style>
    <style:style style:name="P30" style:family="paragraph" style:parent-style-name="Standard">
      <style:text-properties fo:font-size="14pt" fo:font-weight="bold" officeooo:rsid="003e71a8" officeooo:paragraph-rsid="0050359e" style:font-size-asian="14pt" style:font-weight-asian="bold" style:font-size-complex="14pt" style:font-weight-complex="bold"/>
    </style:style>
    <style:style style:name="P31" style:family="paragraph" style:parent-style-name="Standard">
      <style:text-properties fo:font-size="14pt" fo:font-weight="bold" officeooo:rsid="003e71a8" officeooo:paragraph-rsid="0050c9a7" style:font-size-asian="14pt" style:font-weight-asian="bold" style:font-size-complex="14pt" style:font-weight-complex="bold"/>
    </style:style>
    <style:style style:name="P32" style:family="paragraph" style:parent-style-name="Standard">
      <style:text-properties fo:font-size="14pt" fo:font-weight="bold" officeooo:rsid="003e71a8" officeooo:paragraph-rsid="0051407d" style:font-size-asian="14pt" style:font-weight-asian="bold" style:font-size-complex="14pt" style:font-weight-complex="bold"/>
    </style:style>
    <style:style style:name="P33" style:family="paragraph" style:parent-style-name="Standard">
      <style:text-properties fo:font-size="14pt" fo:font-weight="bold" officeooo:rsid="004056a3" officeooo:paragraph-rsid="004056a3" style:font-size-asian="14pt" style:font-weight-asian="bold" style:font-size-complex="14pt" style:font-weight-complex="bold"/>
    </style:style>
    <style:style style:name="P34" style:family="paragraph" style:parent-style-name="Standard">
      <style:text-properties fo:font-size="14pt" fo:font-weight="bold" officeooo:rsid="004056a3" officeooo:paragraph-rsid="0040c73b" style:font-size-asian="14pt" style:font-weight-asian="bold" style:font-size-complex="14pt" style:font-weight-complex="bold"/>
    </style:style>
    <style:style style:name="P35" style:family="paragraph" style:parent-style-name="Standard">
      <style:text-properties fo:font-size="14pt" fo:font-weight="bold" officeooo:rsid="004056a3" officeooo:paragraph-rsid="00412d66" style:font-size-asian="14pt" style:font-weight-asian="bold" style:font-size-complex="14pt" style:font-weight-complex="bold"/>
    </style:style>
    <style:style style:name="P36" style:family="paragraph" style:parent-style-name="Standard">
      <style:text-properties officeooo:rsid="001b465a" officeooo:paragraph-rsid="001b465a"/>
    </style:style>
    <style:style style:name="P37" style:family="paragraph" style:parent-style-name="Standard">
      <style:text-properties officeooo:rsid="001b465a" officeooo:paragraph-rsid="0043058a"/>
    </style:style>
    <style:style style:name="P38" style:family="paragraph" style:parent-style-name="Standard">
      <style:text-properties officeooo:rsid="001b465a" officeooo:paragraph-rsid="004e49d5"/>
    </style:style>
    <style:style style:name="P39" style:family="paragraph" style:parent-style-name="Standard">
      <style:text-properties officeooo:rsid="003c2118" officeooo:paragraph-rsid="003c2118"/>
    </style:style>
    <style:style style:name="P40" style:family="paragraph" style:parent-style-name="Standard" style:list-style-name="L2">
      <style:text-properties officeooo:rsid="003c2118" officeooo:paragraph-rsid="0043058a"/>
    </style:style>
    <style:style style:name="P41" style:family="paragraph" style:parent-style-name="Standard">
      <style:text-properties officeooo:rsid="003c2118" officeooo:paragraph-rsid="0043058a"/>
    </style:style>
    <style:style style:name="P42" style:family="paragraph" style:parent-style-name="Standard" style:list-style-name="L3">
      <style:text-properties officeooo:rsid="003e71a8" officeooo:paragraph-rsid="003e71a8"/>
    </style:style>
    <style:style style:name="P43" style:family="paragraph" style:parent-style-name="Standard" style:list-style-name="L6">
      <style:text-properties fo:font-size="12pt" fo:font-weight="normal" officeooo:rsid="004056a3" officeooo:paragraph-rsid="0043058a" style:font-size-asian="12pt" style:font-weight-asian="normal" style:font-size-complex="12pt" style:font-weight-complex="normal"/>
    </style:style>
    <style:style style:name="P44" style:family="paragraph" style:parent-style-name="Standard" style:list-style-name="L6">
      <style:text-properties fo:font-size="12pt" fo:font-weight="normal" officeooo:rsid="004056a3" officeooo:paragraph-rsid="0046d319" style:font-size-asian="12pt" style:font-weight-asian="normal" style:font-size-complex="12pt" style:font-weight-complex="normal"/>
    </style:style>
    <style:style style:name="P45" style:family="paragraph" style:parent-style-name="Standard">
      <style:text-properties fo:font-size="12pt" fo:font-weight="normal" officeooo:rsid="004056a3" officeooo:paragraph-rsid="0044a275" style:font-size-asian="12pt" style:font-weight-asian="normal" style:font-size-complex="12pt" style:font-weight-complex="normal"/>
    </style:style>
    <style:style style:name="P46" style:family="paragraph" style:parent-style-name="Standard" style:list-style-name="L7">
      <style:text-properties fo:font-size="12pt" fo:font-weight="normal" officeooo:rsid="004056a3" officeooo:paragraph-rsid="004ac595" style:font-size-asian="12pt" style:font-weight-asian="normal" style:font-size-complex="12pt" style:font-weight-complex="normal"/>
    </style:style>
    <style:style style:name="P47" style:family="paragraph" style:parent-style-name="Standard">
      <style:text-properties fo:font-size="12pt" fo:font-weight="normal" officeooo:rsid="004056a3" officeooo:paragraph-rsid="004b0648" style:font-size-asian="12pt" style:font-weight-asian="normal" style:font-size-complex="12pt" style:font-weight-complex="normal"/>
    </style:style>
    <style:style style:name="P48" style:family="paragraph" style:parent-style-name="Standard" style:list-style-name="L9">
      <style:text-properties fo:font-size="12pt" fo:font-weight="normal" officeooo:rsid="004056a3" officeooo:paragraph-rsid="004b0648" style:font-size-asian="12pt" style:font-weight-asian="normal" style:font-size-complex="12pt" style:font-weight-complex="normal"/>
    </style:style>
    <style:style style:name="P49" style:family="paragraph" style:parent-style-name="Standard" style:list-style-name="L10">
      <style:text-properties fo:font-size="12pt" fo:font-weight="normal" officeooo:rsid="004056a3" officeooo:paragraph-rsid="004b0648" style:font-size-asian="12pt" style:font-weight-asian="normal" style:font-size-complex="12pt" style:font-weight-complex="normal"/>
    </style:style>
    <style:style style:name="P50" style:family="paragraph" style:parent-style-name="Standard" style:list-style-name="L11">
      <style:text-properties fo:font-size="12pt" fo:font-weight="normal" officeooo:rsid="004056a3" officeooo:paragraph-rsid="004b0648" style:font-size-asian="12pt" style:font-weight-asian="normal" style:font-size-complex="12pt" style:font-weight-complex="normal"/>
    </style:style>
    <style:style style:name="P51" style:family="paragraph" style:parent-style-name="Standard" style:list-style-name="L12">
      <style:text-properties fo:font-size="12pt" fo:font-weight="normal" officeooo:rsid="004056a3" officeooo:paragraph-rsid="004e49d5" style:font-size-asian="12pt" style:font-weight-asian="normal" style:font-size-complex="12pt" style:font-weight-complex="normal"/>
    </style:style>
    <style:style style:name="P52" style:family="paragraph" style:parent-style-name="Standard">
      <style:text-properties fo:font-size="12pt" fo:font-weight="normal" officeooo:rsid="004056a3" officeooo:paragraph-rsid="004e49d5" style:font-size-asian="12pt" style:font-weight-asian="normal" style:font-size-complex="12pt" style:font-weight-complex="normal"/>
    </style:style>
    <style:style style:name="P53" style:family="paragraph" style:parent-style-name="Standard" style:list-style-name="L14">
      <style:text-properties fo:font-size="12pt" fo:font-weight="normal" officeooo:rsid="004056a3" officeooo:paragraph-rsid="0050359e" style:font-size-asian="12pt" style:font-weight-asian="normal" style:font-size-complex="12pt" style:font-weight-complex="normal"/>
    </style:style>
    <style:style style:name="P54" style:family="paragraph" style:parent-style-name="Standard">
      <style:text-properties fo:font-size="12pt" fo:font-weight="normal" officeooo:rsid="004056a3" officeooo:paragraph-rsid="0050359e" style:font-size-asian="12pt" style:font-weight-asian="normal" style:font-size-complex="12pt" style:font-weight-complex="normal"/>
    </style:style>
    <style:style style:name="P55" style:family="paragraph" style:parent-style-name="Standard">
      <style:text-properties fo:font-size="12pt" fo:font-weight="normal" officeooo:rsid="004056a3" officeooo:paragraph-rsid="0050c9a7" style:font-size-asian="12pt" style:font-weight-asian="normal" style:font-size-complex="12pt" style:font-weight-complex="normal"/>
    </style:style>
    <style:style style:name="P56" style:family="paragraph" style:parent-style-name="Standard" style:list-style-name="L16">
      <style:text-properties fo:font-size="12pt" fo:font-weight="normal" officeooo:rsid="004056a3" officeooo:paragraph-rsid="0050c9a7" style:font-size-asian="12pt" style:font-weight-asian="normal" style:font-size-complex="12pt" style:font-weight-complex="normal"/>
    </style:style>
    <style:style style:name="P57" style:family="paragraph" style:parent-style-name="Standard">
      <style:text-properties fo:font-size="12pt" fo:font-weight="normal" officeooo:rsid="004056a3" officeooo:paragraph-rsid="0051407d" style:font-size-asian="12pt" style:font-weight-asian="normal" style:font-size-complex="12pt" style:font-weight-complex="normal"/>
    </style:style>
    <style:style style:name="P58" style:family="paragraph" style:parent-style-name="Standard" style:list-style-name="L17">
      <style:text-properties fo:font-size="12pt" fo:font-weight="normal" officeooo:rsid="004056a3" officeooo:paragraph-rsid="0051407d" style:font-size-asian="12pt" style:font-weight-asian="normal" style:font-size-complex="12pt" style:font-weight-complex="normal"/>
    </style:style>
    <style:style style:name="P59" style:family="paragraph" style:parent-style-name="Standard" style:list-style-name="L6">
      <style:text-properties fo:font-size="12pt" fo:font-weight="normal" officeooo:rsid="0044a275" officeooo:paragraph-rsid="0044a275" style:font-size-asian="12pt" style:font-weight-asian="normal" style:font-size-complex="12pt" style:font-weight-complex="normal"/>
    </style:style>
    <style:style style:name="P60" style:family="paragraph" style:parent-style-name="Standard" style:list-style-name="L6">
      <style:text-properties fo:font-size="12pt" fo:font-weight="normal" officeooo:rsid="0046d319" officeooo:paragraph-rsid="0046d319" style:font-size-asian="12pt" style:font-weight-asian="normal" style:font-size-complex="12pt" style:font-weight-complex="normal"/>
    </style:style>
    <style:style style:name="P61" style:family="paragraph" style:parent-style-name="Standard">
      <style:text-properties fo:font-size="12pt" fo:font-weight="normal" officeooo:rsid="0046d319" officeooo:paragraph-rsid="004ac595" style:font-size-asian="12pt" style:font-weight-asian="normal" style:font-size-complex="12pt" style:font-weight-complex="normal"/>
    </style:style>
    <style:style style:name="P62" style:family="paragraph" style:parent-style-name="Standard" style:list-style-name="L9">
      <style:text-properties fo:font-size="12pt" fo:font-weight="normal" officeooo:rsid="004b0648" officeooo:paragraph-rsid="004b0648" style:font-size-asian="12pt" style:font-weight-asian="normal" style:font-size-complex="12pt" style:font-weight-complex="normal"/>
    </style:style>
    <style:style style:name="P63" style:family="paragraph" style:parent-style-name="Standard">
      <style:text-properties officeooo:rsid="004056a3" officeooo:paragraph-rsid="004056a3"/>
    </style:style>
    <style:style style:name="P64" style:family="paragraph" style:parent-style-name="Standard" style:list-style-name="L4">
      <style:text-properties officeooo:rsid="004056a3" officeooo:paragraph-rsid="004056a3"/>
    </style:style>
    <style:style style:name="P65" style:family="paragraph" style:parent-style-name="Standard" style:list-style-name="L4">
      <style:text-properties officeooo:rsid="004056a3" officeooo:paragraph-rsid="0040c73b"/>
    </style:style>
    <style:style style:name="P66" style:family="paragraph" style:parent-style-name="Standard" style:list-style-name="L5">
      <style:text-properties officeooo:rsid="004056a3" officeooo:paragraph-rsid="0040c73b"/>
    </style:style>
    <style:style style:name="P67" style:family="paragraph" style:parent-style-name="Standard" style:list-style-name="L5">
      <style:text-properties officeooo:rsid="004056a3" officeooo:paragraph-rsid="00412d66"/>
    </style:style>
    <style:style style:name="P68" style:family="paragraph" style:parent-style-name="Standard">
      <style:text-properties officeooo:rsid="004056a3" officeooo:paragraph-rsid="0040c73b"/>
    </style:style>
    <style:style style:name="P69" style:family="paragraph" style:parent-style-name="Standard" style:list-style-name="L6">
      <style:text-properties officeooo:rsid="004056a3" officeooo:paragraph-rsid="0043058a"/>
    </style:style>
    <style:style style:name="P70" style:family="paragraph" style:parent-style-name="Standard">
      <style:text-properties officeooo:rsid="004056a3" officeooo:paragraph-rsid="0044a275"/>
    </style:style>
    <style:style style:name="P71" style:family="paragraph" style:parent-style-name="Standard">
      <style:text-properties officeooo:rsid="004056a3" officeooo:paragraph-rsid="0046d319"/>
    </style:style>
    <style:style style:name="P72" style:family="paragraph" style:parent-style-name="Standard">
      <style:text-properties officeooo:rsid="004056a3" officeooo:paragraph-rsid="004ac595"/>
    </style:style>
    <style:style style:name="P73" style:family="paragraph" style:parent-style-name="Standard">
      <style:text-properties officeooo:rsid="004056a3" officeooo:paragraph-rsid="004b0648"/>
    </style:style>
    <style:style style:name="P74" style:family="paragraph" style:parent-style-name="Standard">
      <style:text-properties officeooo:rsid="004056a3" officeooo:paragraph-rsid="004e49d5"/>
    </style:style>
    <style:style style:name="P75" style:family="paragraph" style:parent-style-name="Standard">
      <style:text-properties officeooo:rsid="004056a3" officeooo:paragraph-rsid="0050359e"/>
    </style:style>
    <style:style style:name="P76" style:family="paragraph" style:parent-style-name="Standard">
      <style:text-properties officeooo:rsid="004056a3" officeooo:paragraph-rsid="0050c9a7"/>
    </style:style>
    <style:style style:name="P77" style:family="paragraph" style:parent-style-name="Standard">
      <style:text-properties officeooo:rsid="004056a3" officeooo:paragraph-rsid="0051407d"/>
    </style:style>
    <style:style style:name="P78" style:family="paragraph" style:parent-style-name="Standard">
      <style:text-properties officeooo:rsid="0028fb29" officeooo:paragraph-rsid="002978cc"/>
    </style:style>
    <style:style style:name="P79" style:family="paragraph" style:parent-style-name="Standard">
      <style:text-properties officeooo:rsid="0028fb29" officeooo:paragraph-rsid="00412d66"/>
    </style:style>
    <style:style style:name="P80" style:family="paragraph" style:parent-style-name="Standard">
      <style:text-properties officeooo:rsid="00278774"/>
    </style:style>
    <style:style style:name="P81" style:family="paragraph" style:parent-style-name="Standard" style:list-style-name="L5">
      <style:text-properties officeooo:rsid="0040c73b" officeooo:paragraph-rsid="0040c73b"/>
    </style:style>
    <style:style style:name="P82" style:family="paragraph" style:parent-style-name="Standard" style:list-style-name="L3">
      <style:text-properties officeooo:paragraph-rsid="0044a275"/>
    </style:style>
    <style:style style:name="P83" style:family="paragraph" style:parent-style-name="Standard" style:list-style-name="L3">
      <style:text-properties officeooo:paragraph-rsid="004ac595"/>
    </style:style>
    <style:style style:name="P84" style:family="paragraph" style:parent-style-name="Standard" style:list-style-name="L3">
      <style:text-properties officeooo:paragraph-rsid="004b0648"/>
    </style:style>
    <style:style style:name="P85" style:family="paragraph" style:parent-style-name="Standard" style:list-style-name="L3">
      <style:text-properties officeooo:paragraph-rsid="004e49d5"/>
    </style:style>
    <style:style style:name="P86" style:family="paragraph" style:parent-style-name="Standard" style:list-style-name="L3">
      <style:text-properties officeooo:paragraph-rsid="0050c9a7"/>
    </style:style>
    <style:style style:name="P87" style:family="paragraph" style:parent-style-name="Standard" style:list-style-name="L6">
      <style:text-properties officeooo:paragraph-rsid="0044a275"/>
    </style:style>
    <style:style style:name="P88" style:family="paragraph" style:parent-style-name="Standard">
      <style:text-properties officeooo:paragraph-rsid="0044a275"/>
    </style:style>
    <style:style style:name="P89" style:family="paragraph" style:parent-style-name="Standard" style:list-style-name="L6">
      <style:text-properties officeooo:rsid="0044a275" officeooo:paragraph-rsid="0044a275"/>
    </style:style>
    <style:style style:name="P90" style:family="paragraph" style:parent-style-name="Standard" style:list-style-name="L3">
      <style:text-properties officeooo:rsid="004539e2" officeooo:paragraph-rsid="004539e2"/>
    </style:style>
    <style:style style:name="P91" style:family="paragraph" style:parent-style-name="Standard">
      <style:text-properties officeooo:rsid="004539e2" officeooo:paragraph-rsid="0046d319"/>
    </style:style>
    <style:style style:name="P92" style:family="paragraph" style:parent-style-name="Standard">
      <style:text-properties officeooo:rsid="004539e2" officeooo:paragraph-rsid="004ac595"/>
    </style:style>
    <style:style style:name="P93" style:family="paragraph" style:parent-style-name="Standard">
      <style:text-properties officeooo:rsid="004539e2" officeooo:paragraph-rsid="004b0648"/>
    </style:style>
    <style:style style:name="P94" style:family="paragraph" style:parent-style-name="Standard">
      <style:text-properties officeooo:rsid="004539e2" officeooo:paragraph-rsid="004e49d5"/>
    </style:style>
    <style:style style:name="P95" style:family="paragraph" style:parent-style-name="Standard">
      <style:text-properties officeooo:rsid="004539e2" officeooo:paragraph-rsid="0050359e"/>
    </style:style>
    <style:style style:name="P96" style:family="paragraph" style:parent-style-name="Standard">
      <style:text-properties officeooo:rsid="004539e2" officeooo:paragraph-rsid="0050c9a7"/>
    </style:style>
    <style:style style:name="P97" style:family="paragraph" style:parent-style-name="Standard">
      <style:text-properties officeooo:rsid="004539e2" officeooo:paragraph-rsid="0051407d"/>
    </style:style>
    <style:style style:name="P98" style:family="paragraph" style:parent-style-name="Standard" style:list-style-name="L3">
      <style:text-properties officeooo:rsid="0046d319" officeooo:paragraph-rsid="0046d319"/>
    </style:style>
    <style:style style:name="P99" style:family="paragraph" style:parent-style-name="Standard">
      <style:text-properties officeooo:paragraph-rsid="0046d319"/>
    </style:style>
    <style:style style:name="P100" style:family="paragraph" style:parent-style-name="Standard" style:list-style-name="L3">
      <style:text-properties officeooo:rsid="0049f593" officeooo:paragraph-rsid="0049f593"/>
    </style:style>
    <style:style style:name="P101" style:family="paragraph" style:parent-style-name="Standard">
      <style:text-properties officeooo:rsid="0049f593" officeooo:paragraph-rsid="004ac595"/>
    </style:style>
    <style:style style:name="P102" style:family="paragraph" style:parent-style-name="Standard">
      <style:text-properties officeooo:rsid="0049f593" officeooo:paragraph-rsid="004b0648"/>
    </style:style>
    <style:style style:name="P103" style:family="paragraph" style:parent-style-name="Standard">
      <style:text-properties officeooo:rsid="0049f593" officeooo:paragraph-rsid="004e49d5"/>
    </style:style>
    <style:style style:name="P104" style:family="paragraph" style:parent-style-name="Standard">
      <style:text-properties officeooo:rsid="0049f593" officeooo:paragraph-rsid="0050359e"/>
    </style:style>
    <style:style style:name="P105" style:family="paragraph" style:parent-style-name="Standard">
      <style:text-properties officeooo:rsid="0049f593" officeooo:paragraph-rsid="0050c9a7"/>
    </style:style>
    <style:style style:name="P106" style:family="paragraph" style:parent-style-name="Standard">
      <style:text-properties officeooo:rsid="0049f593" officeooo:paragraph-rsid="0051407d"/>
    </style:style>
    <style:style style:name="P107" style:family="paragraph" style:parent-style-name="Standard">
      <style:text-properties officeooo:paragraph-rsid="004ac595"/>
    </style:style>
    <style:style style:name="P108" style:family="paragraph" style:parent-style-name="Standard">
      <style:text-properties officeooo:rsid="001563e1" officeooo:paragraph-rsid="004ac595"/>
    </style:style>
    <style:style style:name="P109" style:family="paragraph" style:parent-style-name="Standard">
      <style:text-properties officeooo:rsid="00174d84" officeooo:paragraph-rsid="004ac595"/>
    </style:style>
    <style:style style:name="P110" style:family="paragraph" style:parent-style-name="Standard" style:list-style-name="L7">
      <style:text-properties officeooo:paragraph-rsid="004ac595"/>
    </style:style>
    <style:style style:name="P111" style:family="paragraph" style:parent-style-name="Standard" style:list-style-name="L9">
      <style:text-properties officeooo:paragraph-rsid="004b0648"/>
    </style:style>
    <style:style style:name="P112" style:family="paragraph" style:parent-style-name="Standard">
      <style:text-properties officeooo:paragraph-rsid="004b0648"/>
    </style:style>
    <style:style style:name="P113" style:family="paragraph" style:parent-style-name="Standard" style:list-style-name="L9">
      <style:text-properties officeooo:rsid="004b0648" officeooo:paragraph-rsid="004b0648"/>
    </style:style>
    <style:style style:name="P114" style:family="paragraph" style:parent-style-name="Standard">
      <style:text-properties officeooo:paragraph-rsid="004e49d5"/>
    </style:style>
    <style:style style:name="P115" style:family="paragraph" style:parent-style-name="Standard" style:list-style-name="L12">
      <style:text-properties officeooo:rsid="004e49d5" officeooo:paragraph-rsid="004e49d5"/>
    </style:style>
    <style:style style:name="P116" style:family="paragraph" style:parent-style-name="Standard">
      <style:text-properties officeooo:rsid="004e49d5" officeooo:paragraph-rsid="004e49d5"/>
    </style:style>
    <style:style style:name="P117" style:family="paragraph" style:parent-style-name="Standard">
      <style:text-properties officeooo:rsid="004e49d5" officeooo:paragraph-rsid="0050359e"/>
    </style:style>
    <style:style style:name="P118" style:family="paragraph" style:parent-style-name="Standard">
      <style:text-properties officeooo:rsid="004e49d5" officeooo:paragraph-rsid="0050c9a7"/>
    </style:style>
    <style:style style:name="P119" style:family="paragraph" style:parent-style-name="Standard">
      <style:text-properties officeooo:paragraph-rsid="0050359e"/>
    </style:style>
    <style:style style:name="P120" style:family="paragraph" style:parent-style-name="Standard" style:list-style-name="L3">
      <style:text-properties officeooo:rsid="0050359e" officeooo:paragraph-rsid="0050359e"/>
    </style:style>
    <style:style style:name="P121" style:family="paragraph" style:parent-style-name="Standard" style:list-style-name="L14">
      <style:text-properties officeooo:paragraph-rsid="0050359e"/>
    </style:style>
    <style:style style:name="P122" style:family="paragraph" style:parent-style-name="Standard" style:list-style-name="L16">
      <style:text-properties officeooo:paragraph-rsid="0050c9a7"/>
    </style:style>
    <style:style style:name="P123" style:family="paragraph" style:parent-style-name="Standard">
      <style:text-properties officeooo:paragraph-rsid="0050c9a7"/>
    </style:style>
    <style:style style:name="P124" style:family="paragraph" style:parent-style-name="Standard" style:list-style-name="L17">
      <style:text-properties officeooo:paragraph-rsid="0051407d"/>
    </style:style>
    <style:style style:name="P125" style:family="paragraph" style:parent-style-name="Standard">
      <style:text-properties officeooo:paragraph-rsid="0051407d"/>
    </style:style>
    <style:style style:name="P126" style:family="paragraph" style:parent-style-name="Standard" style:list-style-name="L3">
      <style:text-properties officeooo:rsid="0051407d" officeooo:paragraph-rsid="0051407d"/>
    </style:style>
    <style:style style:name="P127" style:family="paragraph" style:parent-style-name="Standard" style:list-style-name="L17">
      <style:text-properties officeooo:rsid="0051407d" officeooo:paragraph-rsid="0051407d"/>
    </style:style>
    <style:style style:name="P128" style:family="paragraph" style:parent-style-name="Standard">
      <style:text-properties officeooo:rsid="0022217e" officeooo:paragraph-rsid="0051407d"/>
    </style:style>
    <style:style style:name="P129" style:family="paragraph" style:parent-style-name="Standard">
      <style:paragraph-properties fo:break-before="page"/>
      <style:text-properties officeooo:rsid="001b465a" officeooo:paragraph-rsid="0044a275"/>
    </style:style>
    <style:style style:name="P130" style:family="paragraph" style:parent-style-name="Standard">
      <style:paragraph-properties fo:break-before="page"/>
      <style:text-properties officeooo:rsid="001b465a" officeooo:paragraph-rsid="004ac595"/>
    </style:style>
    <style:style style:name="P131" style:family="paragraph" style:parent-style-name="Standard">
      <style:paragraph-properties fo:break-before="page"/>
      <style:text-properties officeooo:rsid="001b465a" officeooo:paragraph-rsid="004b0648"/>
    </style:style>
    <style:style style:name="P132" style:family="paragraph" style:parent-style-name="Standard">
      <style:paragraph-properties fo:break-before="page"/>
      <style:text-properties officeooo:rsid="001b465a" officeooo:paragraph-rsid="004e49d5"/>
    </style:style>
    <style:style style:name="P133" style:family="paragraph" style:parent-style-name="Standard">
      <style:paragraph-properties fo:break-before="page"/>
      <style:text-properties officeooo:rsid="001b465a" officeooo:paragraph-rsid="0050359e"/>
    </style:style>
    <style:style style:name="P134" style:family="paragraph" style:parent-style-name="Standard">
      <style:paragraph-properties fo:break-before="page"/>
      <style:text-properties officeooo:rsid="001b465a" officeooo:paragraph-rsid="0050c9a7"/>
    </style:style>
    <style:style style:name="P135" style:family="paragraph" style:parent-style-name="Standard">
      <style:paragraph-properties fo:break-before="page"/>
      <style:text-properties officeooo:rsid="001b465a" officeooo:paragraph-rsid="0051407d"/>
    </style:style>
    <style:style style:name="P136" style:family="paragraph" style:parent-style-name="Standard">
      <style:paragraph-properties fo:break-before="page"/>
      <style:text-properties officeooo:rsid="0028fb29" officeooo:paragraph-rsid="002978cc"/>
    </style:style>
    <style:style style:name="P137" style:family="paragraph" style:parent-style-name="Standard">
      <style:paragraph-properties fo:margin-left="1.251cm" fo:margin-right="0cm" fo:text-indent="0cm" style:auto-text-indent="false"/>
      <style:text-properties fo:font-size="12pt" fo:font-weight="normal" officeooo:rsid="00174d84" officeooo:paragraph-rsid="004ac595" style:font-size-asian="12pt" style:font-weight-asian="normal" style:font-size-complex="12pt" style:font-weight-complex="normal"/>
    </style:style>
    <style:style style:name="P138" style:family="paragraph" style:parent-style-name="Standard">
      <style:paragraph-properties fo:margin-left="1.251cm" fo:margin-right="0cm" fo:text-indent="0cm" style:auto-text-indent="false"/>
      <style:text-properties officeooo:rsid="00174d84" officeooo:paragraph-rsid="004ac595"/>
    </style:style>
    <style:style style:name="P139" style:family="paragraph" style:parent-style-name="Standard">
      <style:paragraph-properties fo:margin-left="1.251cm" fo:margin-right="0cm" fo:text-indent="0cm" style:auto-text-indent="false"/>
      <style:text-properties officeooo:rsid="001563e1" officeooo:paragraph-rsid="004ac595"/>
    </style:style>
    <style:style style:name="P140" style:family="paragraph" style:parent-style-name="Standard">
      <style:paragraph-properties fo:margin-left="1.251cm" fo:margin-right="0cm" fo:text-indent="0cm" style:auto-text-indent="false"/>
      <style:text-properties officeooo:rsid="0022217e" officeooo:paragraph-rsid="0051407d"/>
    </style:style>
    <style:style style:name="P141" style:family="paragraph" style:parent-style-name="Standard">
      <style:paragraph-properties fo:margin-left="1.251cm" fo:margin-right="0cm" fo:margin-top="0cm" fo:margin-bottom="0cm" loext:contextual-spacing="false" fo:text-indent="0cm" style:auto-text-indent="false"/>
      <style:text-properties officeooo:rsid="0022217e" officeooo:paragraph-rsid="0051407d"/>
    </style:style>
    <style:style style:name="P142" style:family="paragraph" style:parent-style-name="Standard">
      <style:paragraph-properties fo:margin-top="0cm" fo:margin-bottom="0cm" loext:contextual-spacing="false"/>
      <style:text-properties officeooo:rsid="001b465a" officeooo:paragraph-rsid="0050c9a7"/>
    </style:style>
    <style:style style:name="P143" style:family="paragraph" style:parent-style-name="Standard">
      <style:paragraph-properties fo:margin-top="0cm" fo:margin-bottom="0cm" loext:contextual-spacing="false"/>
      <style:text-properties officeooo:rsid="004e49d5" officeooo:paragraph-rsid="0051407d"/>
    </style:style>
    <style:style style:name="P144" style:family="paragraph" style:parent-style-name="Standard">
      <style:paragraph-properties fo:margin-top="0cm" fo:margin-bottom="0cm" loext:contextual-spacing="false" fo:break-before="page"/>
      <style:text-properties officeooo:rsid="001b465a" officeooo:paragraph-rsid="0051407d"/>
    </style:style>
    <style:style style:name="P145" style:family="paragraph" style:parent-style-name="Text_20_body" style:list-style-name="L13">
      <style:paragraph-properties fo:margin-top="0cm" fo:margin-bottom="0cm" loext:contextual-spacing="false"/>
      <style:text-properties officeooo:rsid="004e49d5" officeooo:paragraph-rsid="004e49d5"/>
    </style:style>
    <style:style style:name="P146" style:family="paragraph" style:parent-style-name="Text_20_body" style:list-style-name="L13">
      <style:paragraph-properties fo:margin-top="0cm" fo:margin-bottom="0cm" loext:contextual-spacing="false"/>
      <style:text-properties officeooo:paragraph-rsid="004e49d5"/>
    </style:style>
    <style:style style:name="P147" style:family="paragraph" style:parent-style-name="Text_20_body">
      <style:paragraph-properties fo:margin-top="0cm" fo:margin-bottom="0cm" loext:contextual-spacing="false"/>
      <style:text-properties officeooo:rsid="001b465a" officeooo:paragraph-rsid="0050359e"/>
    </style:style>
    <style:style style:name="P148" style:family="paragraph" style:parent-style-name="Text_20_body" style:list-style-name="L15">
      <style:paragraph-properties fo:margin-top="0cm" fo:margin-bottom="0cm" loext:contextual-spacing="false"/>
      <style:text-properties officeooo:rsid="001b465a" officeooo:paragraph-rsid="0050359e"/>
    </style:style>
    <style:style style:name="P149" style:family="paragraph" style:parent-style-name="Text_20_body">
      <style:paragraph-properties fo:margin-top="0cm" fo:margin-bottom="0cm" loext:contextual-spacing="false"/>
      <style:text-properties officeooo:rsid="001b465a" officeooo:paragraph-rsid="0050c9a7"/>
    </style:style>
    <style:style style:name="P150" style:family="paragraph" style:parent-style-name="Text_20_body">
      <style:paragraph-properties fo:margin-top="0cm" fo:margin-bottom="0cm" loext:contextual-spacing="false"/>
      <style:text-properties officeooo:rsid="001bfa9a" officeooo:paragraph-rsid="0050359e"/>
    </style:style>
    <style:style style:name="P151" style:family="paragraph" style:parent-style-name="Text_20_body" style:list-style-name="L15">
      <style:paragraph-properties fo:margin-top="0cm" fo:margin-bottom="0cm" loext:contextual-spacing="false"/>
      <style:text-properties officeooo:paragraph-rsid="0050359e"/>
    </style:style>
    <style:style style:name="P152" style:family="paragraph" style:parent-style-name="Text_20_body">
      <style:paragraph-properties fo:margin-top="0cm" fo:margin-bottom="0cm" loext:contextual-spacing="false"/>
      <style:text-properties officeooo:rsid="001e7220" officeooo:paragraph-rsid="0050c9a7"/>
    </style:style>
    <style:style style:name="T1" style:family="text">
      <style:text-properties officeooo:rsid="002e25e0"/>
    </style:style>
    <style:style style:name="T2" style:family="text">
      <style:text-properties officeooo:rsid="0032da47"/>
    </style:style>
    <style:style style:name="T3" style:family="text">
      <style:text-properties officeooo:rsid="0034f85f"/>
    </style:style>
    <style:style style:name="T4" style:family="text">
      <style:text-properties officeooo:rsid="0036c748"/>
    </style:style>
    <style:style style:name="T5" style:family="text">
      <style:text-properties officeooo:rsid="00375e73"/>
    </style:style>
    <style:style style:name="T6" style:family="text">
      <style:text-properties officeooo:rsid="0040c73b"/>
    </style:style>
    <style:style style:name="T7" style:family="text">
      <style:text-properties fo:font-size="14pt" fo:font-weight="bold" officeooo:rsid="0044a275" style:font-size-asian="14pt" style:font-weight-asian="bold" style:font-size-complex="14pt" style:font-weight-complex="bold"/>
    </style:style>
    <style:style style:name="T8" style:family="text">
      <style:text-properties fo:font-size="14pt" fo:font-weight="bold" officeooo:rsid="004056a3"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44a275" style:font-size-asian="12pt" style:font-weight-asian="normal" style:font-size-complex="12pt" style:font-weight-complex="normal"/>
    </style:style>
    <style:style style:name="T12" style:family="text">
      <style:text-properties fo:font-size="12pt" fo:font-weight="normal" officeooo:rsid="0046d319" style:font-size-asian="12pt" style:font-weight-asian="normal" style:font-size-complex="12pt" style:font-weight-complex="normal"/>
    </style:style>
    <style:style style:name="T13" style:family="text">
      <style:text-properties fo:font-size="12pt" fo:font-weight="normal" officeooo:rsid="004ac595" style:font-size-asian="12pt" style:font-weight-asian="normal" style:font-size-complex="12pt" style:font-weight-complex="normal"/>
    </style:style>
    <style:style style:name="T14" style:family="text">
      <style:text-properties fo:font-size="12pt" fo:font-weight="normal" officeooo:rsid="004b0648" style:font-size-asian="12pt" style:font-weight-asian="normal" style:font-size-complex="12pt" style:font-weight-complex="normal"/>
    </style:style>
    <style:style style:name="T15" style:family="text">
      <style:text-properties fo:font-size="12pt" fo:font-weight="normal" officeooo:rsid="001a03fb" style:font-size-asian="12pt" style:font-weight-asian="normal" style:font-size-complex="12pt" style:font-weight-complex="normal"/>
    </style:style>
    <style:style style:name="T16" style:family="text">
      <style:text-properties fo:font-size="12pt" fo:font-weight="normal" officeooo:rsid="0050359e" style:font-size-asian="12pt" style:font-weight-asian="normal" style:font-size-complex="12pt" style:font-weight-complex="normal"/>
    </style:style>
    <style:style style:name="T17" style:family="text">
      <style:text-properties fo:font-size="12pt" fo:font-weight="normal" officeooo:rsid="0050c9a7" style:font-size-asian="12pt" style:font-weight-asian="normal" style:font-size-complex="12pt" style:font-weight-complex="normal"/>
    </style:style>
    <style:style style:name="T18" style:family="text">
      <style:text-properties fo:font-size="12pt" fo:font-weight="normal" officeooo:rsid="0051407d" style:font-size-asian="12pt" style:font-weight-asian="normal" style:font-size-complex="12pt" style:font-weight-complex="normal"/>
    </style:style>
    <style:style style:name="T19" style:family="text">
      <style:text-properties officeooo:rsid="0044a275"/>
    </style:style>
    <style:style style:name="T20" style:family="text">
      <style:text-properties officeooo:rsid="0046d319"/>
    </style:style>
    <style:style style:name="T21" style:family="text">
      <style:text-properties officeooo:rsid="004ac595"/>
    </style:style>
    <style:style style:name="T22" style:family="text">
      <style:text-properties officeooo:rsid="00174d84"/>
    </style:style>
    <style:style style:name="T23" style:family="text">
      <style:text-properties officeooo:rsid="004b0648"/>
    </style:style>
    <style:style style:name="T24" style:family="text">
      <style:text-properties officeooo:rsid="004e49d5"/>
    </style:style>
    <style:style style:name="T25" style:family="text">
      <style:text-properties officeooo:rsid="001a03fb"/>
    </style:style>
    <style:style style:name="T26" style:family="text">
      <style:text-properties officeooo:rsid="001a5980"/>
    </style:style>
    <style:style style:name="T27" style:family="text">
      <style:text-properties officeooo:rsid="0050c9a7"/>
    </style:style>
    <style:style style:name="T28" style:family="text">
      <style:text-properties officeooo:rsid="001f9e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3">Competency based questions – Answers 2</text:p>
      <text:p text:style-name="P36"/>
      <text:p text:style-name="P39">Work cases:</text:p>
      <text:p text:style-name="P39"/>
      <text:p text:style-name="P39"/>
      <text:p text:style-name="P63"><text:bookmark-start text:name="__DdeLink__727_559641415"/>=============================================<text:bookmark-end text:name="__DdeLink__727_559641415"/></text:p>
      <text:p text:style-name="P39"/>
      <text:p text:style-name="P24"><text:bookmark-start text:name="__DdeLink__760_559641415"/>Case:</text:p>
      <text:list xml:id="list3195925006" text:style-name="L3">
        <text:list-item>
          <text:p text:style-name="P42">Quality of service</text:p>
        </text:list-item>
        <text:list-item>
          <text:p text:style-name="P42">Time constraint</text:p>
        </text:list-item>
        <text:list-item>
          <text:p text:style-name="P42">Risk<text:bookmark-end text:name="__DdeLink__760_559641415"/></text:p>
        </text:list-item>
      </text:list>
      <text:p text:style-name="P39"><text:bookmark-start text:name="__DdeLink__750_559641415"/></text:p>
      <text:p text:style-name="P12"><text:bookmark-start text:name="__DdeLink__762_559641415"/><text:bookmark-end text:name="__DdeLink__750_559641415"/><text:span text:style-name="T9">Project:</text:span></text:p>
      <text:list xml:id="list1316055733" text:style-name="L6">
        <text:list-item>
          <text:p text:style-name="P43">Upgrade trading database to new version at Spreadex.</text:p>
        </text:list-item>
        <text:list-item>
          <text:p text:style-name="P43">No downtime due to 24*7 operation</text:p>
        </text:list-item>
        <text:list-item>
          <text:p text:style-name="P43">Limited time to complete work.</text:p>
        </text:list-item>
        <text:list-item>
          <text:p text:style-name="P43">Possible big financial issue if things go wrong.</text:p>
        </text:list-item>
        <text:list-item>
          <text:p text:style-name="P43">We added partitioning to some big tables at the same time.</text:p>
        </text:list-item>
        <text:list-item>
          <text:p text:style-name="P43">Discussed pros and cons with colleagues and stakeholders.</text:p>
          <text:list>
            <text:list-item>
              <text:p text:style-name="P43">Doing the partitioning separate wouldn't have been much faster and we would have had a 2nd downtime.</text:p>
            </text:list-item>
            <text:list-item>
              <text:p text:style-name="P43">The risk doing both at the same time is manageable.</text:p>
            </text:list-item>
            <text:list-item>
              <text:p text:style-name="P43">Intensive planning and testing to confirm that the process is working.</text:p>
            </text:list-item>
            <text:list-item>
              <text:p text:style-name="P69"><text:span text:style-name="T10">Test showed upgrade could be done in the ex</text:span><text:bookmark-end text:name="__DdeLink__762_559641415"/><text:span text:style-name="T10">pected time.</text:span></text:p>
            </text:list-item>
          </text:list>
        </text:list-item>
      </text:list>
      <text:p text:style-name="P36"/>
      <text:p text:style-name="P39"/>
      <text:p text:style-name="P11">Describe one of your current or recently completed projects, setting out the risks involved. How did you make decisions? How do you know that you made the correct ones? </text:p>
      <text:p text:style-name="P36"/>
      <text:p text:style-name="P41">Notes:</text:p>
      <text:list xml:id="list784180856" text:style-name="L2">
        <text:list-item>
          <text:p text:style-name="P40">First upgrade attempt failed due to a US American Football game going into extra time. We needed to start later and run out of time. Did the upgrade to some point for practice and then rolled back.</text:p>
        </text:list-item>
        <text:list-item>
          <text:p text:style-name="P40">To speed up partitioning we pre-loaded “old” data up to a point of time for some of the biggest tables. On the day we only needed to load the delta.</text:p>
        </text:list-item>
      </text:list>
      <text:p text:style-name="P37"/>
      <text:p text:style-name="P129"><text:bookmark-start text:name="__DdeLink__756_559641415"/></text:p>
      <text:p text:style-name="P70">=============================================</text:p>
      <text:p text:style-name="P70"><text:bookmark-end text:name="__DdeLink__756_559641415"/></text:p>
      <text:p text:style-name="P25"><text:bookmark-start text:name="__DdeLink__766_559641415"/>Case:</text:p>
      <text:list xml:id="list122835772920070" text:continue-list="list3195925006" text:style-name="L3">
        <text:list-item>
          <text:p text:style-name="P82"><text:span text:style-name="T19">Communication</text:span></text:p>
        </text:list-item>
        <text:list-item>
          <text:p text:style-name="P90">Customer service</text:p>
        </text:list-item>
      </text:list>
      <text:p text:style-name="P70"><text:bookmark-end text:name="__DdeLink__766_559641415"/></text:p>
      <text:p text:style-name="P88"><text:bookmark-start text:name="__DdeLink__772_559641415"/><text:span text:style-name="T7">General</text:span><text:span text:style-name="T8">:</text:span></text:p>
      <text:list xml:id="list122836559954488" text:continue-list="list1316055733" text:style-name="L6">
        <text:list-item>
          <text:p text:style-name="P59">Discuss problem with colleagues to the some ideas or a different view.</text:p>
        </text:list-item>
        <text:list-item>
          <text:p text:style-name="P59">Approach customers / managers more formal and try to use less technical language. E.g. email with links for further info if needed<text:bookmark-end text:name="__DdeLink__772_559641415"/>.</text:p>
        </text:list-item>
      </text:list>
      <text:p text:style-name="P45"/>
      <text:p text:style-name="P13"><text:bookmark-start text:name="__DdeLink__764_559641415"/><text:bookmark-start text:name="__DdeLink__769_559641415"/><text:span text:style-name="T9">Project:</text:span></text:p>
      <text:list xml:id="list122835096144944" text:continue-numbering="true" text:style-name="L6">
        <text:list-item>
          <text:p text:style-name="P87"><text:span text:style-name="T11">Elatiflow (ELK) installation.</text:span></text:p>
        </text:list-item>
        <text:list-item>
          <text:p text:style-name="P87"><text:bookmark-end text:name="__DdeLink__764_559641415"/><text:span text:style-name="T11">Created wiki page with overview and how to use it.</text:span></text:p>
        </text:list-item>
        <text:list-item>
          <text:p text:style-name="P59">After completion sent email to developers and users with link to wiki page asking for feedback.<text:bookmark-end text:name="__DdeLink__769_559641415"/></text:p>
        </text:list-item>
        <text:list-item>
          <text:p text:style-name="P87"><text:span text:style-name="T11">Users came back (happy) but asking for adding host names to some of the graphs.</text:span></text:p>
        </text:list-item>
        <text:list-item>
          <text:p text:style-name="P89"><text:span text:style-name="T10">Added host name to data and Kibana graphs.</text:span></text:p>
        </text:list-item>
      </text:list>
      <text:p text:style-name="P70"><text:span text:style-name="T10"/></text:p>
      <text:p text:style-name="P21">Communication – example interview questions</text:p>
      <text:p text:style-name="P36"/>
      <text:p text:style-name="P36">I first discussed the problem informal with my colleagues. This will give me a better idea what the possible/best solution could be and I can also get different solutions that I didn’t think of myself.</text:p>
      <text:p text:style-name="P36"/>
      <text:p text:style-name="P36">I may approach the customer / manager more formal, e.g. using email. I would try to be less technical in the explanations and if appropriate add links (URLs) for further information.</text:p>
      <text:p text:style-name="P36"/>
      <text:p text:style-name="P36">When I completed the elastiflow (ELK) installation. I sent out and email to the developers and users giving them an overview about the technology and setup used. I added a link to the wiki page that I had created which explained the usage. I also asked them to test it and provide feedback. In this case it resulted in the users asking to add hostnames to the IP addresses for better usability. I added the usernames to the Kibana graphs.</text:p>
      <text:p text:style-name="P36"/>
      <text:p text:style-name="P36"/>
      <text:p text:style-name="P129"><text:bookmark-start text:name="__DdeLink__779_559641415"/></text:p>
      <text:p text:style-name="P70">=============================================</text:p>
      <text:p text:style-name="P70"/>
      <text:p text:style-name="P26">Case:</text:p>
      <text:list xml:id="list122835751669845" text:continue-list="list122835772920070" text:style-name="L3">
        <text:list-item>
          <text:p text:style-name="P98">Delivering at pace</text:p>
        </text:list-item>
        <text:list-item>
          <text:p text:style-name="P100">Team work</text:p>
        </text:list-item>
      </text:list>
      <text:p text:style-name="P91"/>
      <text:p text:style-name="P99"><text:span text:style-name="T7">General</text:span><text:span text:style-name="T8">:</text:span></text:p>
      <text:list xml:id="list122836134645434" text:continue-list="list122835096144944" text:style-name="L6">
        <text:list-item>
          <text:p text:style-name="P44">Are aware of your limitations.</text:p>
        </text:list-item>
        <text:list-item>
          <text:p text:style-name="P44">Understand the trade off between speed and quality.</text:p>
        </text:list-item>
      </text:list>
      <text:p text:style-name="P71"/>
      <text:p text:style-name="P14"><text:bookmark-start text:name="__DdeLink__764_5596414151"/><text:span text:style-name="T9">Project:</text:span></text:p>
      <text:list xml:id="list122836254767938" text:continue-numbering="true" text:style-name="L6">
        <text:list-item>
          <text:p text:style-name="P60">Lead developer at <text:span text:style-name="T19">M</text:span>IG21 project at RBS</text:p>
        </text:list-item>
        <text:list-item>
          <text:p text:style-name="P60"><text:bookmark-end text:name="__DdeLink__764_5596414151"/><text:span text:style-name="T19">G</text:span>reenfield project – SQL*Loader, Powershell, PL/SQL and Python.</text:p>
        </text:list-item>
        <text:list-item>
          <text:p text:style-name="P60">Spent considerable time in design of data table and Powershell and PL/SQL modules.</text:p>
        </text:list-item>
        <text:list-item>
          <text:p text:style-name="P60">Had to take care of junior developer.<text:bookmark-end text:name="__DdeLink__779_559641415"/></text:p>
        </text:list-item>
        <text:list-item>
          <text:p text:style-name="P60">The extra time spent during the design paid of later by being able to produce code quickly because cases could be duplicated with small changes due to the modular design.</text:p>
        </text:list-item>
        <text:list-item>
          <text:p text:style-name="P60">This also made it easier to get the junior developer productive.</text:p>
        </text:list-item>
        <text:list-item>
          <text:p text:style-name="P60">Another benefit was that the code is easier to maintain.</text:p>
        </text:list-item>
        <text:list-item>
          <text:p text:style-name="P60">Other projects may need different approach because “lost” time may not be recoverable.</text:p>
        </text:list-item>
      </text:list>
      <text:p text:style-name="P71"/>
      <text:p text:style-name="P13">Delivering at pace – example interview questions</text:p>
      <text:p text:style-name="P70"/>
      <text:p text:style-name="P70"><text:bookmark-start text:name="__DdeLink__774_559641415"/>Are aware of your limitations.<text:bookmark-end text:name="__DdeLink__774_559641415"/> </text:p>
      <text:p text:style-name="P70"><text:bookmark-start text:name="__DdeLink__776_559641415"/>Understand the trade off between speed and quality.<text:bookmark-end text:name="__DdeLink__776_559641415"/> </text:p>
      <text:p text:style-name="P70"/>
      <text:p text:style-name="P70">I was working on the greenfield MIG21 project at RBS </text:p>
      <text:p text:style-name="P70">The technology used was SQL*Loader, Powershell, PL/SQL and Python.</text:p>
      <text:p text:style-name="P70">There ware two main tasks, loading the data doing the calculation.</text:p>
      <text:p text:style-name="P70">At the time we had about 35 clients and 12 different investment types. 35*12 (if every customer covers all the types) is a very big number of cases. This made it essential to get everything modularised and dynamic.</text:p>
      <text:p text:style-name="P70">So I sent some time defining the structure of the table and code which many modules being empty shells to start with.</text:p>
      <text:p text:style-name="P70">After a while my manager kept asking about the progress but I couldn’t show him much working code. He was very technical so I could explain to him what I was doing and that all 12 types will have the same process flow with will bring the benefit of being able to do subsequent cases very quickly after the first one has been completed and tested.</text:p>
      <text:p text:style-name="P70"/>
      <text:p text:style-name="P70"/>
      <text:p text:style-name="P130"><text:bookmark-start text:name="__DdeLink__784_559641415"/></text:p>
      <text:p text:style-name="P72">=============================================</text:p>
      <text:p text:style-name="P72"><text:bookmark-end text:name="__DdeLink__784_559641415"/></text:p>
      <text:p text:style-name="P27"><text:bookmark-start text:name="__DdeLink__787_559641415"/>Case:</text:p>
      <text:list xml:id="list122835820095959" text:continue-list="list122835751669845" text:style-name="L3">
        <text:list-item>
          <text:p text:style-name="P83"><text:span text:style-name="T21">Planing and organisation</text:span></text:p>
        </text:list-item>
      </text:list>
      <text:p text:style-name="P101"/>
      <text:p text:style-name="P92"/>
      <text:p text:style-name="P107"><text:span text:style-name="T7">General</text:span><text:span text:style-name="T8">:</text:span></text:p>
      <text:list xml:id="list347642538" text:style-name="L7">
        <text:list-item>
          <text:p text:style-name="P46"/>
        </text:list-item>
        <text:list-item>
          <text:p text:style-name="P46"/>
        </text:list-item>
      </text:list>
      <text:p text:style-name="P72"/>
      <text:p text:style-name="P15"><text:bookmark-start text:name="__DdeLink__764_55964141511"/><text:span text:style-name="T9">Project:</text:span></text:p>
      <text:list xml:id="list122836002540227" text:continue-numbering="true" text:style-name="L7">
        <text:list-item>
          <text:p text:style-name="P110"><text:span text:style-name="T12">ELK sflow / elstiflow </text:span><text:span text:style-name="T13">installation</text:span></text:p>
        </text:list-item>
        <text:list-item>
          <text:p text:style-name="P110"><text:bookmark-end text:name="__DdeLink__764_55964141511"/><text:span text:style-name="T13">Project to monitor sflow data.</text:span></text:p>
        </text:list-item>
      </text:list>
      <text:p text:style-name="P61"/>
      <text:p text:style-name="P61"><text:bookmark-end text:name="__DdeLink__787_559641415"/></text:p>
      <text:p text:style-name="P108">1. Get a project with a target, e.g. develop software that does x, build and ELK cluster.</text:p>
      <text:p text:style-name="P108">2. Break the projects into tasks.</text:p>
      <text:p text:style-name="P108">3. Estimate the time each task will take.</text:p>
      <text:p text:style-name="P108">4. Do the work.</text:p>
      <text:p text:style-name="P108">5. Add additional tasks if required.</text:p>
      <text:p text:style-name="P108"/>
      <text:p text:style-name="P109">E.g. Sflow monitoring</text:p>
      <text:p text:style-name="P108"/>
      <text:p text:style-name="P109">1. Look for a solution ELK + sflow or ELK + elatiflow</text:p>
      <text:p text:style-name="P109">2. Break projects into tasks</text:p>
      <text:p text:style-name="P138">- Create ELK clusters</text:p>
      <text:p text:style-name="P138">- Roll out sflow agents</text:p>
      <text:p text:style-name="P139">- <text:span text:style-name="T22">Configure Logstash to receive slfow messages (elastiflow)</text:span></text:p>
      <text:p text:style-name="P139">- <text:span text:style-name="T22">Ansibleise the build process.</text:span></text:p>
      <text:p text:style-name="P139">- <text:span text:style-name="T22">Load the Kibana dashboard.</text:span></text:p>
      <text:p text:style-name="P109">3. Extra tasks after user feedback</text:p>
      <text:p text:style-name="P138">- Add hostnames to data using DNS lookup</text:p>
      <text:p text:style-name="P137">- Add hostnames to Dashboard graphs</text:p>
      <text:p text:style-name="P61"/>
      <text:p text:style-name="P131"><text:bookmark-start text:name="__DdeLink__797_559641415"/></text:p>
      <text:p text:style-name="P73">=============================================</text:p>
      <text:p text:style-name="P47"/>
      <text:p text:style-name="P28">Case:</text:p>
      <text:list xml:id="list122836517369371" text:continue-list="list122835820095959" text:style-name="L3">
        <text:list-item>
          <text:p text:style-name="P84"><text:span text:style-name="T23">Working under pressure</text:span></text:p>
        </text:list-item>
      </text:list>
      <text:p text:style-name="P102"/>
      <text:p text:style-name="P93"/>
      <text:p text:style-name="P112"><text:span text:style-name="T7">General</text:span><text:span text:style-name="T8">:</text:span></text:p>
      <text:list xml:id="list265692111" text:style-name="L9">
        <text:list-item>
          <text:p text:style-name="P48"/>
        </text:list-item>
        <text:list-item>
          <text:p text:style-name="P48"/>
        </text:list-item>
      </text:list>
      <text:p text:style-name="P73"/>
      <text:p text:style-name="P16"><text:bookmark-start text:name="__DdeLink__764_559641415111"/><text:span text:style-name="T9">Project:</text:span></text:p>
      <text:list xml:id="list122836065408340" text:continue-numbering="true" text:style-name="L9">
        <text:list-item>
          <text:p text:style-name="P111"><text:span text:style-name="T14">Spreadex: 20 development environments broken in the morning after the overnight refresh failed.</text:span></text:p>
        </text:list-item>
        <text:list-item>
          <text:p text:style-name="P113"><text:span text:style-name="T13">N</text:span><text:span text:style-name="T10">one of the development teams could work.</text:span></text:p>
        </text:list-item>
        <text:list-item>
          <text:p text:style-name="P113"><text:span text:style-name="T10">Environments broken due to SAN snapshot clone failed to do disk space issue.</text:span></text:p>
        </text:list-item>
        <text:list-item>
          <text:p text:style-name="P113"><text:span text:style-name="T10">Quick fix: </text:span></text:p>
        </text:list-item>
        <text:list-item>
          <text:p text:style-name="P113"><text:span text:style-name="T10">Added disk space and started environment without new data.</text:span></text:p>
        </text:list-item>
        <text:list-item>
          <text:p text:style-name="P113"><text:span text:style-name="T10">Refresh of envs </text:span><text:bookmark-end text:name="__DdeLink__797_559641415"/><text:span text:style-name="T10">is serial due to resources and would take most of the day. </text:span></text:p>
        </text:list-item>
        <text:list-item>
          <text:p text:style-name="P62"><text:bookmark-end text:name="__DdeLink__764_559641415111"/><text:span text:style-name="T21">S</text:span>poke to developers to find solution.</text:p>
        </text:list-item>
        <text:list-item>
          <text:p text:style-name="P62">Solution:</text:p>
          <text:list>
            <text:list-item>
              <text:p text:style-name="P62"><text:span text:style-name="T20">I could separate the systems into 3 groups:</text:span></text:p>
              <text:list>
                <text:list-item>
                  <text:p text:style-name="P62"><text:span text:style-name="T20">Systems that didn’t need to be refreshed and could wait for the next nightly refresh.</text:span></text:p>
                </text:list-item>
                <text:list-item>
                  <text:p text:style-name="P62"><text:span text:style-name="T20">Systems that needed to be refresh straight away.</text:span></text:p>
                </text:list-item>
                <text:list-item>
                  <text:p text:style-name="P62"><text:span text:style-name="T20">Systems that could be refreshed later in the day.</text:span></text:p>
                </text:list-item>
              </text:list>
            </text:list-item>
          </text:list>
        </text:list-item>
      </text:list>
      <text:p text:style-name="P47"/>
      <text:p text:style-name="P47"/>
      <text:p text:style-name="P47">At spreadex we had ~ 20 development environments for different projects and development teams.</text:p>
      <text:p text:style-name="P47">Each project was refreshed which the latest code on a daily basis.</text:p>
      <text:p text:style-name="P47">One day the refresh which was done via SAN snapshots failed because the data size had changed due to changes made in the code a few days ago.</text:p>
      <text:p text:style-name="P47">As a result the overnight refreshes failed and we didn’t have any development system the next morning.</text:p>
      <text:p text:style-name="P47">So none of the developers could do any work.</text:p>
      <text:p text:style-name="P47"/>
      <text:list xml:id="list3884055014" text:style-name="L10">
        <text:list-item>
          <text:p text:style-name="P49"><text:s/>As a quick fix I added space to the data disk and brought up the system in yesterdays state. Without the updates.</text:p>
        </text:list-item>
        <text:list-item>
          <text:p text:style-name="P49">Due to resource limits the overnight refresh was staged with the refreshes starting in a 20 minute interval. Refreshing all databases would take several hours (~ 5 hours).</text:p>
        </text:list-item>
        <text:list-item>
          <text:p text:style-name="P49">I spoke to the developers explaining the situation and discussing options. Some developers didn’t need the latest changes. This reduced the number of environments that I needed to refresh. Some told me that the would be ok for a while but would need the new data later.</text:p>
        </text:list-item>
        <text:list-item>
          <text:p text:style-name="P49">I then could separate the systems into 3 groups:</text:p>
        </text:list-item>
      </text:list>
      <text:list xml:id="list2325341115" text:style-name="L11">
        <text:list-item>
          <text:list>
            <text:list-item>
              <text:p text:style-name="P50">Systems that didn’t need to be refreshed and could wait for the next nightly refresh.</text:p>
            </text:list-item>
            <text:list-item>
              <text:p text:style-name="P50">Systems that needed to be refresh straight away.</text:p>
            </text:list-item>
            <text:list-item>
              <text:p text:style-name="P50">Systems that could be refreshed later in the day.</text:p>
            </text:list-item>
          </text:list>
        </text:list-item>
      </text:list>
      <text:p text:style-name="P47"/>
      <text:p text:style-name="P132"><text:bookmark-start text:name="__DdeLink__801_559641415"/></text:p>
      <text:p text:style-name="P74">=============================================</text:p>
      <text:p text:style-name="P52"/>
      <text:p text:style-name="P29">Case:</text:p>
      <text:list xml:id="list122835846792744" text:continue-list="list122836517369371" text:style-name="L3">
        <text:list-item>
          <text:p text:style-name="P85"><text:span text:style-name="T24">Adaptability</text:span></text:p>
        </text:list-item>
      </text:list>
      <text:p text:style-name="P103"/>
      <text:p text:style-name="P94"/>
      <text:p text:style-name="P114"><text:span text:style-name="T7">General</text:span><text:span text:style-name="T8">:</text:span></text:p>
      <text:list xml:id="list3537695054" text:style-name="L12">
        <text:list-item>
          <text:p text:style-name="P51"/>
        </text:list-item>
        <text:list-item>
          <text:p text:style-name="P51"/>
        </text:list-item>
      </text:list>
      <text:p text:style-name="P74"/>
      <text:p text:style-name="P17"><text:span text:style-name="T9">Project:</text:span></text:p>
      <text:list xml:id="list122836071889537" text:continue-numbering="true" text:style-name="L12">
        <text:list-item>
          <text:p text:style-name="P115"><text:span text:style-name="T14">R</text:span><text:span text:style-name="T10">BS MIG21 dev project</text:span></text:p>
        </text:list-item>
        <text:list-item>
          <text:p text:style-name="P115"><text:span text:style-name="T10">Change of environment from Linux + bash to Windows + Powershell</text:span></text:p>
        </text:list-item>
      </text:list>
      <text:p text:style-name="P116"><text:bookmark-end text:name="__DdeLink__801_559641415"/><text:span text:style-name="T10"/></text:p>
      <text:p text:style-name="P116"><text:span text:style-name="T10"/></text:p>
      <text:p text:style-name="P116"><text:span text:style-name="T10"/></text:p>
      <text:list xml:id="list233425657" text:style-name="L13">
        <text:list-item>
          <text:p text:style-name="P146"><text:span text:style-name="T25">At RBS I was working at the MIG21 project.</text:span></text:p>
        </text:list-item>
        <text:list-item>
          <text:p text:style-name="P146"><text:span text:style-name="T25">I agreed to work as a developer on the project thinking it would involve Linux servers and bash scripting.</text:span></text:p>
        </text:list-item>
        <text:list-item>
          <text:p text:style-name="P146"><text:span text:style-name="T25">I was working already for a few days on the project already writing code when my manager told me that there was a change and we were using Windows application servers instead. I could use any programming laguage.</text:span></text:p>
        </text:list-item>
        <text:list-item>
          <text:p text:style-name="P145"><text:span text:style-name="T15">I decided to use Powershell as programming laguage because it is available on Windows servers. I didn’t have any experience of Powershell but it’s a powerfull language and I don’t think running bash on Windows using Cygwin is a good option.</text:span></text:p>
        </text:list-item>
      </text:list>
      <text:p text:style-name="P38"/>
      <text:p text:style-name="P133"><text:bookmark-start text:name="__DdeLink__805_559641415"/></text:p>
      <text:p text:style-name="P75">=============================================</text:p>
      <text:p text:style-name="P54"><text:bookmark-start text:name="__DdeLink__807_559641415"/></text:p>
      <text:p text:style-name="P30"><text:bookmark-end text:name="__DdeLink__805_559641415"/>Case:</text:p>
      <text:list xml:id="list122834624023301" text:continue-list="list122835846792744" text:style-name="L3">
        <text:list-item>
          <text:p text:style-name="P120">Delivering value for money</text:p>
        </text:list-item>
      </text:list>
      <text:p text:style-name="P104"/>
      <text:p text:style-name="P95"/>
      <text:p text:style-name="P119"><text:span text:style-name="T7">General</text:span><text:span text:style-name="T8">:</text:span></text:p>
      <text:list xml:id="list1260331119" text:style-name="L14">
        <text:list-item>
          <text:p text:style-name="P53"/>
        </text:list-item>
        <text:list-item>
          <text:p text:style-name="P53"/>
        </text:list-item>
      </text:list>
      <text:p text:style-name="P75"/>
      <text:p text:style-name="P18"><text:span text:style-name="T9">Project:</text:span></text:p>
      <text:list xml:id="list122834653967482" text:continue-numbering="true" text:style-name="L14">
        <text:list-item>
          <text:p text:style-name="P121"><text:span text:style-name="T16">BSkyB – use standard edition for dev databases by removing enterprise features.</text:span></text:p>
        </text:list-item>
      </text:list>
      <text:p text:style-name="P117"><text:span text:style-name="T10"/></text:p>
      <text:p text:style-name="P38"><text:bookmark-end text:name="__DdeLink__807_559641415"/></text:p>
      <text:p text:style-name="P150">At BSkyB</text:p>
      <text:list xml:id="list4051147217" text:style-name="L15">
        <text:list-item>
          <text:p text:style-name="P151"><text:span text:style-name="T26">Oracle dev databases are cloned from production via datapump to reduce their size.</text:span></text:p>
        </text:list-item>
        <text:list-item>
          <text:p text:style-name="P151"><text:span text:style-name="T26">Production database is Enterprise Edition.</text:span></text:p>
        </text:list-item>
        <text:list-item>
          <text:p text:style-name="P148"><text:span text:style-name="T26">Changed the refresh to remove table partitioning which was the only Enterprise feature used. This meant we could use the cheaper standard edition instead.</text:span></text:p>
        </text:list-item>
      </text:list>
      <text:p text:style-name="P147"/>
      <text:p text:style-name="P134"><text:bookmark-start text:name="__DdeLink__811_559641415"/></text:p>
      <text:p text:style-name="P76">=============================================</text:p>
      <text:p text:style-name="P55"><text:bookmark-start text:name="__DdeLink__813_559641415"/></text:p>
      <text:p text:style-name="P31"><text:bookmark-end text:name="__DdeLink__811_559641415"/>Case:</text:p>
      <text:list xml:id="list122834792230180" text:continue-list="list122834624023301" text:style-name="L3">
        <text:list-item>
          <text:p text:style-name="P86"><text:span text:style-name="T27">Resilience</text:span></text:p>
        </text:list-item>
      </text:list>
      <text:p text:style-name="P105"/>
      <text:p text:style-name="P96"/>
      <text:p text:style-name="P123"><text:span text:style-name="T7">General</text:span><text:span text:style-name="T8">:</text:span></text:p>
      <text:list xml:id="list3672832973" text:style-name="L16">
        <text:list-item>
          <text:p text:style-name="P56"/>
        </text:list-item>
        <text:list-item>
          <text:p text:style-name="P56"/>
        </text:list-item>
      </text:list>
      <text:p text:style-name="P76"/>
      <text:p text:style-name="P19"><text:span text:style-name="T9">Project:</text:span></text:p>
      <text:list xml:id="list122835645080735" text:continue-numbering="true" text:style-name="L16">
        <text:list-item>
          <text:p text:style-name="P122"><text:span text:style-name="T17">Credit Suiss</text:span><text:span text:style-name="T16"> – </text:span><text:span text:style-name="T17">rebuild 3-way Oracle RAC streams system</text:span></text:p>
        </text:list-item>
      </text:list>
      <text:p text:style-name="P118"><text:bookmark-end text:name="__DdeLink__813_559641415"/><text:span text:style-name="T10"/></text:p>
      <text:p text:style-name="P142"/>
      <text:p text:style-name="P152">Credit Suisse</text:p>
      <text:p text:style-name="P152">3-way streams RAC system (London, NY, Singapore)</text:p>
      <text:p text:style-name="P152">The streams system needed to be rebuild. </text:p>
      <text:p text:style-name="P152">The streams system rebuild failed.</text:p>
      <text:p text:style-name="P152">I had to redo the rebuild after work this took several hours. </text:p>
      <text:p text:style-name="P152">I was extremely stressed as I was fairly knew to <text:span text:style-name="T28">the company, to </text:span>streams and RAC but I managed to work it through and got it working at the end.</text:p>
      <text:p text:style-name="P152">I wasn’t even relieved the I left the office because I was too exhausted (mentally).</text:p>
      <text:p text:style-name="P149"/>
      <text:p text:style-name="P142"/>
      <text:p text:style-name="P135"/>
      <text:p text:style-name="P77">=============================================</text:p>
      <text:p text:style-name="P57"/>
      <text:p text:style-name="P32">Case:</text:p>
      <text:list xml:id="list122835615207964" text:continue-list="list122834792230180" text:style-name="L3">
        <text:list-item>
          <text:p text:style-name="P126">Problem solving</text:p>
        </text:list-item>
      </text:list>
      <text:p text:style-name="P106"/>
      <text:p text:style-name="P97"/>
      <text:p text:style-name="P125"><text:span text:style-name="T7">General</text:span><text:span text:style-name="T8">:</text:span></text:p>
      <text:list xml:id="list3828424729" text:style-name="L17">
        <text:list-item>
          <text:p text:style-name="P58"/>
        </text:list-item>
        <text:list-item>
          <text:p text:style-name="P58"/>
        </text:list-item>
      </text:list>
      <text:p text:style-name="P77"/>
      <text:p text:style-name="P20"><text:span text:style-name="T9">Project:</text:span></text:p>
      <text:list xml:id="list122834735702606" text:continue-numbering="true" text:style-name="L17">
        <text:list-item>
          <text:p text:style-name="P124"><text:span text:style-name="T18">Sflow monitoring</text:span></text:p>
        </text:list-item>
        <text:list-item>
          <text:p text:style-name="P124"><text:span text:style-name="T18">Start with ELK + sflowtool </text:span></text:p>
        </text:list-item>
        <text:list-item>
          <text:p text:style-name="P127"><text:span text:style-name="T17">C</text:span><text:span text:style-name="T10">hanged to ELK + elstiflow due to provided Dashboard and supports of multiple flow protocols: Netflow, Sflow and Ipfix</text:span></text:p>
        </text:list-item>
      </text:list>
      <text:p text:style-name="P143"><text:span text:style-name="T10"/></text:p>
      <text:p text:style-name="P143"><text:span text:style-name="T10"/></text:p>
      <text:p text:style-name="P143"><text:span text:style-name="T10"/></text:p>
      <text:p text:style-name="P22">Describe how you needed to research a problem and came up with different alternatives to resolve it. How did you determine the most appropriate solution?</text:p>
      <text:p text:style-name="P125"/>
      <text:p text:style-name="P128">Sflow monitoring</text:p>
      <text:p text:style-name="P128"/>
      <text:p text:style-name="P140">1. Elk + sflow using sflowtool (add sflowtool to Logstash docker container)</text:p>
      <text:p text:style-name="P141"><text:span text:style-name="T10">2. Elk + elstiflow</text:span></text:p>
      <text:p text:style-name="P143"><text:span text:style-name="T10"/></text:p>
      <text:p text:style-name="P143"><text:span text:style-name="T10"/></text:p>
      <text:p text:style-name="P143"><text:span text:style-name="T10"/></text:p>
      <text:p text:style-name="P143"><text:span text:style-name="T10"/></text:p>
      <text:p text:style-name="P143"><text:span text:style-name="T10"/></text:p>
      <text:p text:style-name="P143"><text:span text:style-name="T10"/></text:p>
      <text:p text:style-name="P144"><text:bookmark-start text:name="__DdeLink__752_559641415"/></text:p>
      <text:p text:style-name="P63">=============================================</text:p>
      <text:p text:style-name="P63"><text:bookmark-end text:name="__DdeLink__752_559641415"/></text:p>
      <text:p text:style-name="P33"><text:bookmark-start text:name="__DdeLink__729_559641415"/>Case:</text:p>
      <text:list xml:id="list632903014" text:style-name="L4">
        <text:list-item>
          <text:p text:style-name="P64">Pick up a tool / technology</text:p>
        </text:list-item>
        <text:list-item>
          <text:p text:style-name="P64">How implemented on technical level<text:bookmark-end text:name="__DdeLink__729_559641415"/></text:p>
        </text:list-item>
      </text:list>
      <text:p text:style-name="P36"/>
      <text:p text:style-name="P35"><text:bookmark-start text:name="__DdeLink__731_5596414151"/><text:bookmark-start text:name="__DdeLink__738_559641415"/>Project:</text:p>
      <text:list xml:id="list1620036122" text:style-name="L5">
        <text:list-item>
          <text:p text:style-name="P67">Elasticsearch, Ansible, Docker</text:p>
        </text:list-item>
        <text:list-item>
          <text:p text:style-name="P67">We had an ELK installation on a “standard” cluster without Ansible and Docker.</text:p>
        </text:list-item>
        <text:list-item>
          <text:p text:style-name="P67">I never worked with ELK, Ansible or Docker before.<text:bookmark-end text:name="__DdeLink__731_5596414151"/></text:p>
        </text:list-item>
      </text:list>
      <text:p text:style-name="P79"><text:bookmark-end text:name="__DdeLink__738_559641415"/></text:p>
      <text:p text:style-name="P4"><text:bookmark-start text:name="__DdeLink__1817_504060781"/>Pick up a tool or technology and describe how it was implemented on a technical level<text:bookmark-end text:name="__DdeLink__1817_504060781"/>.</text:p>
      <text:p text:style-name="P5"/>
      <text:p text:style-name="P8"><text:bookmark-start text:name="__DdeLink__1819_504060781"/>We were using Elasticsearch stack (ELK) to monitor and search log files. The setup was that we were running Elasticsearch on the 3 node cluster. The cluster was build via Ansible and ELK was run using Docker containers. There were separate docker containers for each part of the ELK stack, separate Docker containers for Elasticsearch, Logstash, Kibana, nginx (proxy) and curator (for index maintenance).</text:p>
      <text:p text:style-name="P8"/>
      <text:p text:style-name="P8">On the Ansible level we created roles, e.g. a core role for the basic server setup, a role for the docker software installation and a role for the ELK stack installation. The roles were <text:span text:style-name="T2">called from the ELK Ansible playbook which also set environment specific variables. All ELK Docker containers were using the same network so that the could communicate to each other. Config directories and files where mounted into the docker containers via volumes. If needed the config files where templated in Ansible by setting environment specific values.</text:span><text:bookmark-end text:name="__DdeLink__1819_504060781"/></text:p>
      <text:p text:style-name="P78"/>
      <text:p text:style-name="P78"/>
      <text:p text:style-name="P136"/>
      <text:p text:style-name="P63">=============================================</text:p>
      <text:p text:style-name="P63"/>
      <text:p text:style-name="P34">Case:</text:p>
      <text:list xml:id="list122835896197707" text:continue-list="list632903014" text:style-name="L4">
        <text:list-item>
          <text:p text:style-name="P65"><text:span text:style-name="T6">Negative aspects of a tool.</text:span></text:p>
        </text:list-item>
        <text:list-item>
          <text:p text:style-name="P65"><text:span text:style-name="T6">What was the workaround?</text:span></text:p>
        </text:list-item>
      </text:list>
      <text:p text:style-name="P68"/>
      <text:p text:style-name="P34">Project:</text:p>
      <text:list xml:id="list122835276910417" text:continue-list="list1620036122" text:style-name="L5">
        <text:list-item>
          <text:p text:style-name="P66"><text:span text:style-name="T6">Oracle PL/SQL code release holding lock makes code compile fail.</text:span></text:p>
        </text:list-item>
        <text:list-item>
          <text:p text:style-name="P66"><text:span text:style-name="T6">Oracle’s solution: PL/SQL versioning in the database.</text:span></text:p>
        </text:list-item>
        <text:list-item>
          <text:p text:style-name="P81">This will create lots of version ==&gt; unmanageble.</text:p>
        </text:list-item>
        <text:list-item>
          <text:p text:style-name="P66"><text:span text:style-name="T6">Workaround:</text:span></text:p>
          <text:list>
            <text:list-item>
              <text:p text:style-name="P81">Loop in code that check error code </text:p>
              <text:list>
                <text:list-item>
                  <text:p text:style-name="P81">==&gt; if it’s caused by lock, wait a few secs and recompile</text:p>
                </text:list-item>
                <text:list-item>
                  <text:p text:style-name="P81">==&gt; if it failes for 3 times, kill the session holding the lock</text:p>
                </text:list-item>
              </text:list>
            </text:list-item>
          </text:list>
        </text:list-item>
      </text:list>
      <text:p text:style-name="P68"/>
      <text:p text:style-name="P3"><text:bookmark-start text:name="__DdeLink__1830_504060781"/><text:span text:style-name="T1">Describe the n</text:span>egative aspect<text:span text:style-name="T1">s</text:span> of a tool <text:span text:style-name="T1">and how you overcame or worked around them</text:span><text:bookmark-end text:name="__DdeLink__1830_504060781"/><text:span text:style-name="T1">.</text:span></text:p>
      <text:p text:style-name="P7"/>
      <text:p text:style-name="P9"><text:bookmark-start text:name="__DdeLink__1832_504060781"/>At Spreadex we were releasing code on a daily basis. Because it was a 24*7 trading database, there was now downtime and the releasing of code had to be done during <text:span text:style-name="T3">trading time. The releasing of Oracle software often caused problems when PL/SQL stored procedures were updated and needed to be compiled. If any of the packages was in use at the time the release process tried to compile it, the compile would fail which meant the release itself failed and needed to be rolled back.</text:span></text:p>
      <text:p text:style-name="P9"/>
      <text:p text:style-name="P10">Trying to do the releases during a “quite” time did lessen the problem but didn’t get rid of it.</text:p>
      <text:p text:style-name="P6"/>
      <text:p text:style-name="P10">The Oracle solution for this is the possibility to version the PL/SQL code. Instead of compiling stored procedure A you create a new version of it, e.g. procedure A1. Sessions that already use A continue to use it, but all new sessions will use A1. This means there won’t be the problem of locks. <text:s text:c="2"/>The problem with this technology is that it will very quickly create a vast number of versions (we are releasing code every day) without having any means to get rid of old versions. We concluded that this technology is unusable for this reason.</text:p>
      <text:p text:style-name="P10"/>
      <text:p text:style-name="P10">As a workaround we changed the automated release process. <text:span text:style-name="T4">The process now tries to compile the stored procedure, if it fails, it checks the error code, it the code indicates it was due to another session using the procedure, it waits a few seconds and tries again. If it fails 3 times, it will kill the user process (making sure it’s not a system process) and do the compile. This will create an error message and the release team will follow up. </text:span><text:span text:style-name="T5">This solution was discussed with the stakeholders (business) before implementation and i</text:span><text:span text:style-name="T4">t was a business decision that a successful release process warrants the occasional killing of a user process. </text:span><text:bookmark-end text:name="__DdeLink__1832_504060781"/></text:p>
      <text:p text:style-name="P10"/>
      <text:p text:style-name="P1"/>
      <text:p text:style-name="P63">=============================================</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1T14:19:29.188419137</meta:creation-date>
    <dc:date>2020-12-13T12:28:16.224543947</dc:date>
    <meta:editing-duration>PT4H43M30S</meta:editing-duration>
    <meta:editing-cycles>40</meta:editing-cycles>
    <meta:generator>LibreOffice/6.4.6.2$Linux_X86_64 LibreOffice_project/40$Build-2</meta:generator>
    <meta:document-statistic meta:table-count="0" meta:image-count="0" meta:object-count="0" meta:page-count="11" meta:paragraph-count="203" meta:word-count="2267" meta:character-count="13158" meta:non-whitespace-character-count="11165"/>
  </office:meta>
</office:document-meta>
</file>